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6.207cm" fo:min-width="14.653cm"/>
    </style:style>
    <style:style style:name="gr2" style:family="graphic" style:parent-style-name="standard">
      <style:graphic-properties draw:stroke="none" svg:stroke-color="#000000" draw:fill="none" draw:fill-color="#ffffff" fo:min-height="1.789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32cm" fo:min-width="2.928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0.32cm" fo:min-width="2.927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.321cm" fo:min-width="2.9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2.956cm" fo:min-width="14.1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789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7cm" fo:min-width="13.5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4.211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.408cm" fo:min-width="2.818cm"/>
    </style:style>
    <style:style style:name="gr12" style:family="graphic" style:parent-style-name="objectwithoutfill">
      <style:graphic-properties draw:marker-end="Arrow" draw:marker-end-width="0.3cm" draw:fill="none" draw:fill-color="#333333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844cm" fo:min-width="13.64cm"/>
    </style:style>
    <style:style style:name="gr14" style:family="graphic" style:parent-style-name="standard">
      <style:graphic-properties draw:fill-color="#333333" draw:textarea-horizontal-align="justify" draw:textarea-vertical-align="middle" draw:auto-grow-height="false" fo:min-height="0.409cm" fo:min-width="2.81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798cm" fo:min-width="13.564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0.409cm" fo:min-width="13.09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802cm" fo:min-width="13.644cm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0.38cm" fo:min-width="2.872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0.381cm" fo:min-width="2.876cm"/>
    </style:style>
    <style:style style:name="gr20" style:family="graphic" style:parent-style-name="standard">
      <style:graphic-properties draw:fill-color="#333333" draw:textarea-horizontal-align="justify" draw:textarea-vertical-align="middle" draw:auto-grow-height="false" fo:min-height="0.381cm" fo:min-width="2.826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0.322cm" fo:min-width="2.897cm"/>
    </style:style>
    <style:style style:name="gr22" style:family="graphic" style:parent-style-name="standard">
      <style:graphic-properties draw:fill-color="#333333" draw:textarea-horizontal-align="justify" draw:textarea-vertical-align="middle" draw:auto-grow-height="false" fo:min-height="0.322cm" fo:min-width="2.898cm"/>
    </style:style>
    <style:style style:name="gr23" style:family="graphic" style:parent-style-name="objectwithoutfill">
      <style:graphic-properties draw:stroke="dash" draw:stroke-dash="Fine_20_Dott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333333"/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8" draw:id="id18">
          <draw:custom-shape draw:style-name="gr1" draw:text-style-name="P1" draw:layer="layout" svg:width="15.473cm" svg:height="16.777cm" svg:x="5.427cm" svg:y="5.1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767.0504297065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9.211cm" svg:height="2.039cm" svg:x="5.589cm" svg:y="5.123cm">
            <draw:text-box>
              <text:p><text:span text:style-name="T1">linkage_pipeline.sh</text:span></text:p>
            </draw:text-box>
          </draw:frame>
          <draw:custom-shape draw:style-name="gr3" draw:text-style-name="P4" xml:id="id1" draw:id="id1" draw:layer="layout" svg:width="3.626cm" svg:height="0.768cm" svg:x="6.314cm" svg:y="6.264cm">
            <text:p text:style-name="P3"><text:span text:style-name="T2">scre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" draw:id="id2" draw:layer="layout" svg:width="3.625cm" svg:height="0.768cm" svg:x="11.392cm" svg:y="6.264cm">
            <text:p text:style-name="P3"><text:span text:style-name="T2">prelim. che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" draw:id="id3" draw:layer="layout" svg:width="3.626cm" svg:height="0.769cm" svg:x="16.549cm" svg:y="6.264cm">
            <text:p text:style-name="P3"><text:span text:style-name="T2">user promp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draw:type="line" svg:x1="9.94cm" svg:y1="6.648cm" svg:x2="11.392cm" svg:y2="6.648cm" draw:start-shape="id1" draw:start-glue-point="1" draw:end-shape="id2" draw:end-glue-point="3" svg:d="M9940 6648h1452" svg:viewBox="0 0 1453 1">
            <text:p/>
          </draw:connector>
          <draw:connector draw:style-name="gr6" draw:text-style-name="P5" draw:layer="layout" draw:type="line" svg:x1="15.017cm" svg:y1="6.648cm" svg:x2="16.549cm" svg:y2="6.648cm" draw:start-shape="id2" draw:start-glue-point="1" draw:end-shape="id3" draw:end-glue-point="3" svg:d="M15017 6648h1532" svg:viewBox="0 0 1533 1">
            <text:p/>
          </draw:connector>
          <draw:g xml:id="id17" draw:id="id17">
            <draw:custom-shape draw:style-name="gr7" draw:text-style-name="P6" draw:layer="layout" svg:width="14.908cm" svg:height="13.494cm" svg:x="5.67cm" svg:y="8.1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90.3741552661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8" draw:layer="layout" svg:width="6.266cm" svg:height="2.039cm" svg:x="5.834cm" svg:y="8.106cm">
              <draw:text-box>
                <text:p text:style-name="P7">simple_run.sh</text:p>
              </draw:text-box>
            </draw:frame>
            <draw:g xml:id="id10" draw:id="id10">
              <draw:custom-shape draw:style-name="gr9" draw:text-style-name="P9" draw:layer="layout" svg:width="14.183cm" svg:height="2.138cm" svg:x="6.069cm" svg:y="9.43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0" draw:text-style-name="P2" draw:layer="layout" svg:width="6.457cm" svg:height="2.039cm" svg:x="6.187cm" svg:y="9.37cm">
                <draw:text-box>
                  <text:p text:style-name="P10">auto_stage1.sh</text:p>
                </draw:text-box>
              </draw:frame>
              <draw:g>
                <draw:custom-shape draw:style-name="gr11" draw:text-style-name="P4" xml:id="id4" draw:id="id4" draw:layer="layout" svg:width="3.546cm" svg:height="0.886cm" svg:x="6.391cm" svg:y="10.364cm">
                  <text:p text:style-name="P11"><text:span text:style-name="T2">make pedigree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4" xml:id="id5" draw:id="id5" draw:layer="layout" svg:width="3.546cm" svg:height="0.886cm" svg:x="11.388cm" svg:y="10.365cm">
                  <text:p text:style-name="P11"><text:span text:style-name="T2">check gender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4" xml:id="id6" draw:id="id6" draw:layer="layout" svg:width="3.546cm" svg:height="0.886cm" svg:x="16.385cm" svg:y="10.366cm">
                  <text:p text:style-name="P11"><text:span text:style-name="T2">GR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2" draw:text-style-name="P12" draw:layer="layout" draw:type="line" svg:x1="9.937cm" svg:y1="10.807cm" svg:x2="11.388cm" svg:y2="10.808cm" draw:start-shape="id4" draw:start-glue-point="1" draw:end-shape="id5" draw:end-glue-point="3" svg:d="M9937 10807l1451 1" svg:viewBox="0 0 1452 2">
                  <text:p/>
                </draw:connector>
                <draw:connector draw:style-name="gr12" draw:text-style-name="P12" draw:layer="layout" draw:type="line" svg:x1="14.934cm" svg:y1="10.808cm" svg:x2="16.385cm" svg:y2="10.809cm" draw:start-shape="id5" draw:start-glue-point="1" draw:end-shape="id6" draw:end-glue-point="3" svg:d="M14934 10808l1451 1" svg:viewBox="0 0 1452 2">
                  <text:p/>
                </draw:connector>
              </draw:g>
            </draw:g>
            <draw:g xml:id="id11" draw:id="id11">
              <draw:custom-shape draw:style-name="gr13" draw:text-style-name="P9" draw:layer="layout" svg:width="14.264cm" svg:height="2.218cm" svg:x="5.994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0" draw:text-style-name="P2" draw:layer="layout" svg:width="7.588cm" svg:height="2.039cm" svg:x="6.112cm" svg:y="12.455cm">
                <draw:text-box>
                  <text:p text:style-name="P10">auto_stage2.sh</text:p>
                </draw:text-box>
              </draw:frame>
              <draw:g>
                <draw:custom-shape draw:style-name="gr14" draw:text-style-name="P4" xml:id="id7" draw:id="id7" draw:layer="layout" svg:width="3.546cm" svg:height="0.887cm" svg:x="6.355cm" svg:y="13.529cm">
                  <text:p text:style-name="P11"><text:span text:style-name="T2">pedigree check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" draw:text-style-name="P4" xml:id="id8" draw:id="id8" draw:layer="layout" svg:width="3.546cm" svg:height="0.887cm" svg:x="11.474cm" svg:y="13.529cm">
                  <text:p text:style-name="P11"><text:span text:style-name="T2">merli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4" xml:id="id9" draw:id="id9" draw:layer="layout" svg:width="3.546cm" svg:height="0.886cm" svg:x="16.552cm" svg:y="13.531cm">
                  <text:p text:style-name="P11"><text:span text:style-name="T2">unlikely genotype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2" draw:text-style-name="P12" draw:layer="layout" draw:type="line" svg:x1="9.901cm" svg:y1="13.972cm" svg:x2="11.474cm" svg:y2="13.972cm" draw:start-shape="id7" draw:start-glue-point="1" draw:end-shape="id8" draw:end-glue-point="3" svg:d="M9901 13972h1573" svg:viewBox="0 0 1574 1">
                  <text:p/>
                </draw:connector>
                <draw:connector draw:style-name="gr12" draw:text-style-name="P12" draw:layer="layout" draw:type="line" svg:x1="15.02cm" svg:y1="13.972cm" svg:x2="16.552cm" svg:y2="13.974cm" draw:start-shape="id8" draw:start-glue-point="1" draw:end-shape="id9" svg:d="M15020 13972l1532 2" svg:viewBox="0 0 1533 3">
                  <text:p/>
                </draw:connector>
              </draw:g>
            </draw:g>
            <draw:g xml:id="id12" draw:id="id12">
              <draw:custom-shape draw:style-name="gr15" draw:text-style-name="P9" draw:layer="layout" svg:width="14.264cm" svg:height="2.248cm" svg:x="5.993cm" svg:y="15.77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280.60150375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0" draw:text-style-name="P2" draw:layer="layout" svg:width="6.834cm" svg:height="2.039cm" svg:x="6.066cm" svg:y="15.74cm">
                <draw:text-box>
                  <text:p text:style-name="P10">auto_stage3.sh</text:p>
                </draw:text-box>
              </draw:frame>
              <draw:custom-shape draw:style-name="gr16" draw:text-style-name="P4" draw:layer="layout" svg:width="13.822cm" svg:height="0.887cm" svg:x="6.193cm" svg:y="16.732cm">
                <text:p text:style-name="P11"><text:span text:style-name="T2">make linkage input files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6" draw:text-style-name="P5" draw:layer="layout" draw:type="line" svg:x1="13.16cm" svg:y1="11.572cm" svg:x2="13.126cm" svg:y2="12.455cm" draw:start-shape="id10" draw:start-glue-point="2" draw:end-shape="id11" draw:end-glue-point="0" svg:d="M13160 11572l-34 883" svg:viewBox="0 0 35 884">
              <text:p/>
            </draw:connector>
            <draw:connector draw:style-name="gr6" draw:text-style-name="P5" draw:layer="layout" svg:x1="13.126cm" svg:y1="14.737cm" svg:x2="13.125cm" svg:y2="15.74cm" draw:start-shape="id11" draw:start-glue-point="2" draw:end-shape="id12" draw:end-glue-point="0" svg:d="M13126 14737v503h-1v500" svg:viewBox="0 0 2 1004">
              <text:p/>
            </draw:connector>
            <draw:g xml:id="id16" draw:id="id16">
              <draw:custom-shape draw:style-name="gr17" draw:text-style-name="P9" draw:layer="layout" svg:width="14.264cm" svg:height="2.172cm" svg:x="5.993cm" svg:y="19.11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0" draw:text-style-name="P14" draw:layer="layout" svg:width="12.746cm" svg:height="2.039cm" svg:x="6.154cm" svg:y="19.028cm">
                <draw:text-box>
                  <text:p text:style-name="P13">allegro / genehunter / simwalk</text:p>
                </draw:text-box>
              </draw:frame>
              <draw:g>
                <draw:custom-shape draw:style-name="gr18" draw:text-style-name="P4" xml:id="id13" draw:id="id13" draw:layer="layout" svg:width="3.592cm" svg:height="0.85cm" svg:x="6.35cm" svg:y="20.123cm">
                  <text:p text:style-name="P11"><text:span text:style-name="T2">estimate LOD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4" xml:id="id14" draw:id="id14" draw:layer="layout" svg:width="3.596cm" svg:height="0.851cm" svg:x="11.423cm" svg:y="20.111cm">
                  <text:p text:style-name="P11"><text:span text:style-name="T2">perform linkage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4" xml:id="id15" draw:id="id15" draw:layer="layout" svg:width="3.546cm" svg:height="0.851cm" svg:x="16.55cm" svg:y="20.111cm">
                  <text:p text:style-name="P11"><text:span text:style-name="T2">generate plot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2" draw:text-style-name="P12" draw:layer="layout" draw:type="line" svg:x1="9.942cm" svg:y1="20.548cm" svg:x2="11.423cm" svg:y2="20.536cm" draw:start-shape="id13" draw:start-glue-point="1" draw:end-shape="id14" svg:d="M9942 20548l1481-12" svg:viewBox="0 0 1482 13">
                  <text:p/>
                </draw:connector>
                <draw:connector draw:style-name="gr12" draw:text-style-name="P12" draw:layer="layout" draw:type="line" svg:x1="15.019cm" svg:y1="20.536cm" svg:x2="16.55cm" svg:y2="20.536cm" draw:start-shape="id14" draw:start-glue-point="1" draw:end-shape="id15" svg:d="M15019 20536h1531" svg:viewBox="0 0 1532 1">
                  <text:p/>
                </draw:connector>
              </draw:g>
            </draw:g>
            <draw:connector draw:style-name="gr6" draw:text-style-name="P5" draw:layer="layout" draw:type="line" svg:x1="13.125cm" svg:y1="18.022cm" svg:x2="13.125cm" svg:y2="19.028cm" draw:start-shape="id12" draw:start-glue-point="2" draw:end-shape="id16" draw:end-glue-point="0" svg:d="M13125 18022v1006" svg:viewBox="0 0 1 1007">
              <text:p/>
            </draw:connector>
          </draw:g>
          <draw:connector draw:style-name="gr6" draw:text-style-name="P5" draw:layer="layout" draw:line-skew="-0.17cm" svg:x1="18.362cm" svg:y1="7.033cm" svg:x2="13.124cm" svg:y2="8.106cm" draw:start-shape="id3" draw:start-glue-point="2" draw:end-shape="id17" draw:end-glue-point="0" svg:d="M18362 7033v367h-5238v706" svg:viewBox="0 0 5239 1074">
            <text:p/>
          </draw:connector>
        </draw:g>
        <draw:custom-shape draw:style-name="gr21" draw:text-style-name="P4" xml:id="id19" draw:id="id19" draw:layer="layout" svg:width="3.595cm" svg:height="0.77cm" svg:x="11.323cm" svg:y="23.13cm">
          <text:p text:style-name="P3"><text:span text:style-name="T2">collect.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163cm" svg:y1="21.9cm" svg:x2="13.12cm" svg:y2="23.13cm" draw:start-shape="id18" draw:start-glue-point="2" draw:end-shape="id19" draw:end-glue-point="0" svg:d="M13163 21900l-43 1230" svg:viewBox="0 0 44 1231">
          <text:p/>
        </draw:connector>
        <draw:custom-shape draw:style-name="gr22" draw:text-style-name="P4" xml:id="id20" draw:id="id20" draw:layer="layout" svg:width="3.596cm" svg:height="0.77cm" svg:x="11.367cm" svg:y="3.345cm">
          <text:p text:style-name="P3"><text:span text:style-name="T2">snpbutc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165cm" svg:y1="4.115cm" svg:x2="13.163cm" svg:y2="5.123cm" draw:start-shape="id20" draw:start-glue-point="2" draw:end-shape="id18" draw:end-glue-point="0" svg:d="M13165 4115l-2 1008" svg:viewBox="0 0 3 1009">
          <text:p/>
        </draw:connector>
        <draw:line draw:style-name="gr23" draw:text-style-name="P5" draw:layer="layout" svg:x1="20.3cm" svg:y1="9.2cm" svg:x2="1.8cm" svg:y2="9.2cm">
          <text:p/>
        </draw:line>
        <draw:line draw:style-name="gr23" draw:text-style-name="P5" draw:layer="layout" svg:x1="20.3cm" svg:y1="18.4cm" svg:x2="1.8cm" svg:y2="18.4cm">
          <text:p/>
        </draw:line>
        <draw:line draw:style-name="gr23" draw:text-style-name="P5" draw:layer="layout" svg:x1="20.3cm" svg:y1="22.2cm" svg:x2="1.8cm" svg:y2="22.2cm">
          <text:p/>
        </draw:line>
        <draw:line draw:style-name="gr23" draw:text-style-name="P5" draw:layer="layout" svg:x1="20.3cm" svg:y1="4.4cm" svg:x2="1.8cm" svg:y2="4.4cm">
          <text:p/>
        </draw:line>
        <draw:frame draw:style-name="gr24" draw:text-style-name="P16" draw:layer="layout" svg:width="5.2cm" svg:height="2.8cm" svg:x="1.6cm" svg:y="4.3cm">
          <draw:text-box>
            <text:p text:style-name="P15"><text:span text:style-name="T3">User Confirmation and Setup</text:span></text:p>
          </draw:text-box>
        </draw:frame>
        <draw:frame draw:style-name="gr25" draw:text-style-name="P16" draw:layer="layout" svg:width="3.9cm" svg:height="1.7cm" svg:x="1.6cm" svg:y="9.1cm">
          <draw:text-box>
            <text:p text:style-name="P15"><text:span text:style-name="T3">Runtime Filtering</text:span></text:p>
          </draw:text-box>
        </draw:frame>
        <draw:frame draw:style-name="gr26" draw:text-style-name="P16" draw:layer="layout" svg:width="3.799cm" svg:height="1.649cm" svg:x="1.601cm" svg:y="18.4cm">
          <draw:text-box>
            <text:p text:style-name="P15"><text:span text:style-name="T3">Runtime Link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8:09:04.833183807</meta:creation-date>
    <meta:editing-duration>PT34M9S</meta:editing-duration>
    <meta:editing-cycles>11</meta:editing-cycles>
    <meta:generator>LibreOffice/5.1.3.2$Linux_X86_64 LibreOffice_project/10m0$Build-2</meta:generator>
    <dc:date>2016-07-25T18:43:16.258688453</dc:date>
    <meta:document-statistic meta:object-count="57"/>
  </office:meta>
</office:document-meta>
</file>